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2b1e8" officeooo:paragraph-rsid="0012b1e8"/>
    </style:style>
    <style:style style:name="P2" style:family="paragraph" style:parent-style-name="Standard" style:list-style-name="L2">
      <style:text-properties officeooo:rsid="0012b1e8" officeooo:paragraph-rsid="0012b1e8"/>
    </style:style>
    <style:style style:name="P3" style:family="paragraph" style:parent-style-name="Standard">
      <style:text-properties officeooo:paragraph-rsid="0012b1e8"/>
    </style:style>
    <style:style style:name="P4" style:family="paragraph" style:parent-style-name="Standard">
      <style:text-properties officeooo:rsid="00136045" officeooo:paragraph-rsid="00136045"/>
    </style:style>
    <style:style style:name="T1" style:family="text">
      <style:text-properties officeooo:rsid="0012b1e8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R<text:line-break/><text:line-break/>1. Demo komponens (VIR)</text:p>
      <text:p text:style-name="P1"/>
      <text:p text:style-name="P3"><text:span text:style-name="T1">Az első megvalósítás az böngészős megközelítés lesz. A későbbiekben lehet buildelt desktop applikáció is, ehez majd megnézzük az eszközöket. A szoftverhez tartozik mobil applikáció (APP) is, de első körben csak azokkal a funkciókkal amelyeket mindenképpen bele kell tenni.<text:line-break/><text:line-break/>A VIR alapkövetelményei.<text:line-break/></text:span></text:p>
      <text:list xml:id="list3991133765" text:style-name="L2">
        <text:list-item>
          <text:p text:style-name="P2">User kezelés</text:p>
        </text:list-item>
        <text:list-item>
          <text:p text:style-name="P2">Authentikáció</text:p>
        </text:list-item>
        <text:list-item>
          <text:p text:style-name="P2">Raktári készletelemző funkció</text:p>
        </text:list-item>
      </text:list>
      <text:p text:style-name="P1"/>
      <text:p text:style-name="P4">Az alkalmazásnak több rétege is lesz. Az általános admin modul gyakorlatilag egy alap CRUD</text:p>
      <text:p text:style-name="P4">bázisra épül.</text:p>
      <text:p text:style-name="P1"/>
      <text:p text:style-name="P1"/>
      <text:p text:style-name="P1">User kezelés:</text:p>
      <text:p text:style-name="P1"/>
      <text:p text:style-name="P4">Regisztráció nincs.</text:p>
      <text:p text:style-name="P4">CRUD műveletek.</text:p>
      <text:p text:style-name="P4">Csoportalapú jogosultságkezelés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9:16:57.766754470</meta:creation-date>
    <dc:date>2024-01-16T19:35:09.129083186</dc:date>
    <meta:editing-duration>PT8M1S</meta:editing-duration>
    <meta:editing-cycles>1</meta:editing-cycles>
    <meta:document-statistic meta:table-count="0" meta:image-count="0" meta:object-count="0" meta:page-count="1" meta:paragraph-count="11" meta:word-count="79" meta:character-count="565" meta:non-whitespace-character-count="497"/>
    <meta:generator>LibreOffice/7.3.7.2$Linux_X86_64 LibreOffice_project/30$Build-2</meta:generator>
  </office:meta>
</office:document-meta>
</file>